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 style:writing-mode="lr-tb"/>
    </style:style>
    <style:style style:name="Table1.A" style:family="table-column">
      <style:table-column-properties style:column-width="1.8229in"/>
    </style:style>
    <style:style style:name="Table1.B" style:family="table-column">
      <style:table-column-properties style:column-width="5.1021in"/>
    </style:style>
    <style:style style:name="Table1.A1" style:family="table-cell">
      <style:table-cell-properties style:vertical-align="middle" fo:background-color="#fff046" fo:padding="0in" fo:border="none">
        <style:background-image/>
      </style:table-cell-properties>
    </style:style>
    <style:style style:name="P1" style:family="paragraph" style:parent-style-name="Table_20_Contents">
      <style:text-properties style:font-name="Arial Black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208 East Dillingham Street St. Marys Ga 31558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3119 Pine Road Orange Park, Florida 32065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1252 Tumbleweed Dr. Orange Park FL 32065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1877 Penzance Parkway Middleburg, FL 32068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1933 Peregrine Pl Middleburg FL 32068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576 valderia dr orange park fl 32073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640 River rd, Orange Park,Fl 32073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10580 Crystal Springs Road, Jacksonville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Tristmas 3510 Lencyzk dr w Jacksonville Fl 32277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6905 Simca Drive, Jacksonville, FL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4847 Empire Ave. Jacksonville, FL 32207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1435 Black Hawk Trail E, Jacksonville, FL 32225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776 Grand Parke Dr Saint John's FL 32259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3710 Beauclerc Road, Jacksonville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3258 Loretto Road Jacksonville</text:p>
          </table:table-cell>
        </table:table-row>
        <table:table-row table:style-name="TableLine2259463488992"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P1">134-182 Beartooth Trail, Ponte Vedra Beach, FL 32081</text:p>
          </table:table-cell>
        </table:table-row>
        <table:table-row table:style-name="TableLine2259463488992"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P1">25 Glenalby place Ponte Vedra, FL 320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08:01:48.012000000</meta:creation-date>
    <dc:date>2021-11-08T21:49:06.435000000</dc:date>
    <meta:editing-duration>PT24M19S</meta:editing-duration>
    <meta:editing-cycles>1</meta:editing-cycles>
    <meta:document-statistic meta:table-count="1" meta:image-count="0" meta:object-count="0" meta:page-count="1" meta:paragraph-count="34" meta:word-count="127" meta:character-count="752" meta:non-whitespace-character-count="659"/>
    <meta:generator>LibreOffice/7.0.4.2$Windows_X86_64 LibreOffice_project/dcf040e67528d9187c66b2379df5ea4407429775</meta:generator>
  </office:meta>
</office:document-meta>
</file>